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Customfield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13:51:36.9512326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30T14:03:03.383043750</dc:date>
    <meta:editing-duration>PT12H47M48S</meta:editing-duration>
    <meta:editing-cycles>75</meta:editing-cycles>
    <meta:generator>LibreOffice/6.2.3.2$Linux_X86_64 LibreOffice_project/20$Build-2</meta:generator>
    <meta:document-statistic meta:table-count="8" meta:cell-count="623" meta:object-count="0"/>
  </office:meta>
</office:document-meta>
</file>